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173.11pt"/>
    </style:style>
    <style:style style:name="co3" style:family="table-column">
      <style:table-column-properties fo:break-before="auto" style:column-width="163.19pt"/>
    </style:style>
    <style:style style:name="co4" style:family="table-column">
      <style:table-column-properties fo:break-before="auto" style:column-width="240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124.81pt" fo:break-before="auto" style:use-optimal-row-height="true"/>
    </style:style>
    <style:style style:name="ro5" style:family="table-row">
      <style:table-row-properties style:row-height="57.29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20-OLinuXino-Lime2_Rev_L_1Gs16M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R117,R118,R124,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</text:p>
            <text:p> R80, R81,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31, R42, R44, R52, R54,</text:p>
            <text:p>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C140,C141,C142,C167,C173,C187,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 C109, C119, C135, C136, C137, C149,</text:p>
            <text:p>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</text:p>
            <text:p> C12, C13, C14, C16, C17, C18, C19, C20, C21,</text:p>
            <text:p> C22, C23, C24, C25, C26, C27, C28, C29, C30,</text:p>
            <text:p> C31, C32, C33, C34, C35, C36, C37, C38, C39,</text:p>
            <text:p> C40, C41, C42, C43, C44, C45, C46, C47, C48,</text:p>
            <text:p> C49, C50, C51, C52, C53, C54, C55, C56, C57,</text:p>
            <text:p> C58, C59, C60, C61, C62, C63, C64, C65, C66,</text:p>
            <text:p> C67, C68, C69, C70, C74, C75, C76, C92, C93,</text:p>
            <text:p> C94, C95, C96, C97, C98, C99, C100, C106,</text:p>
            <text:p>C107,C121,C126,C129,C130,C131,C132,C133,</text:p>
            <text:p>C144,C148,C164,C178,C184,C189,C194,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C163,C171,C183,C185,C186,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</text:p>
            <text:p> C161,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118, C120, C122, C123, C124, C138,C143,</text:p>
            <text:p>C145, C147, C151, C165, C168, C175, C177,</text:p>
            <text:p>C181, C190, C191, C192, C195,C198,C202,C203,</text:p>
            <text:p>C204, C205, C206, C207, C208,C210,C212,C213,</text:p>
            <text:p>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K4B4G1646D-BYK0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/10%/X5R/C0603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, R34, R36, 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9, 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3, C85, C87, 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1JETD-B041003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2-0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 style:data-style-name="N2" text:time-value="10:29:26.605878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2-03T10:30:56.649819414</dc:date>
    <meta:editing-duration>PT3H12M16S</meta:editing-duration>
    <meta:editing-cycles>59</meta:editing-cycles>
    <meta:document-statistic meta:table-count="1" meta:cell-count="452" meta:object-count="0"/>
  </office:meta>
</office:document-meta>
</file>